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fca9f" officeooo:paragraph-rsid="001fca9f"/>
    </style:style>
    <style:style style:name="P2" style:family="paragraph" style:parent-style-name="Standard">
      <style:text-properties officeooo:rsid="0019d4d8" officeooo:paragraph-rsid="0019d4d8"/>
    </style:style>
    <style:style style:name="P3" style:family="paragraph" style:parent-style-name="Standard">
      <style:text-properties officeooo:paragraph-rsid="001fca9f"/>
    </style:style>
    <style:style style:name="P4" style:family="paragraph" style:parent-style-name="Standard">
      <style:text-properties officeooo:rsid="00209d1f" officeooo:paragraph-rsid="00209d1f"/>
    </style:style>
    <style:style style:name="P5" style:family="paragraph" style:parent-style-name="Standard">
      <style:text-properties officeooo:paragraph-rsid="0024d4ac"/>
    </style:style>
    <style:style style:name="P6" style:family="paragraph" style:parent-style-name="Standard">
      <style:text-properties officeooo:rsid="0029caa3" officeooo:paragraph-rsid="0029caa3"/>
    </style:style>
    <style:style style:name="P7" style:family="paragraph" style:parent-style-name="Standard">
      <style:text-properties officeooo:rsid="0029caa3" officeooo:paragraph-rsid="00353d39"/>
    </style:style>
    <style:style style:name="P8" style:family="paragraph" style:parent-style-name="Standard">
      <style:text-properties officeooo:paragraph-rsid="00393e56"/>
    </style:style>
    <style:style style:name="P9" style:family="paragraph" style:parent-style-name="Standard">
      <style:text-properties officeooo:paragraph-rsid="003bb52f"/>
    </style:style>
    <style:style style:name="P10" style:family="paragraph" style:parent-style-name="Standard">
      <style:text-properties officeooo:rsid="003ea832" officeooo:paragraph-rsid="003ea832"/>
    </style:style>
    <style:style style:name="P11" style:family="paragraph" style:parent-style-name="Standard">
      <style:text-properties officeooo:paragraph-rsid="00403b3c"/>
    </style:style>
    <style:style style:name="P12" style:family="paragraph" style:parent-style-name="Standard">
      <style:text-properties officeooo:rsid="0047f5ce" officeooo:paragraph-rsid="0047f5ce"/>
    </style:style>
    <style:style style:name="P13" style:family="paragraph" style:parent-style-name="Standard">
      <style:text-properties officeooo:paragraph-rsid="004ea119"/>
    </style:style>
    <style:style style:name="P14" style:family="paragraph" style:parent-style-name="Standard">
      <style:text-properties officeooo:paragraph-rsid="0051f9a1"/>
    </style:style>
    <style:style style:name="P15" style:family="paragraph" style:parent-style-name="Standard">
      <style:text-properties officeooo:paragraph-rsid="0057efa8"/>
    </style:style>
    <style:style style:name="P16" style:family="paragraph" style:parent-style-name="Standard">
      <style:text-properties officeooo:paragraph-rsid="005ba4f0"/>
    </style:style>
    <style:style style:name="P17" style:family="paragraph" style:parent-style-name="Standard">
      <style:text-properties fo:color="#c9211e" officeooo:rsid="0060ef19" officeooo:paragraph-rsid="0060ef19"/>
    </style:style>
    <style:style style:name="P18" style:family="paragraph" style:parent-style-name="Standard">
      <style:text-properties officeooo:paragraph-rsid="0062abf7"/>
    </style:style>
    <style:style style:name="P19" style:family="paragraph" style:parent-style-name="Standard">
      <style:text-properties fo:color="#000000" officeooo:rsid="005ba4f0" officeooo:paragraph-rsid="0062abf7"/>
    </style:style>
    <style:style style:name="P20" style:family="paragraph" style:parent-style-name="Standard">
      <style:paragraph-properties fo:break-before="page"/>
      <style:text-properties officeooo:rsid="00209d1f" officeooo:paragraph-rsid="00209d1f"/>
    </style:style>
    <style:style style:name="P21" style:family="paragraph" style:parent-style-name="Standard">
      <style:paragraph-properties fo:break-before="page"/>
      <style:text-properties officeooo:paragraph-rsid="00393e56"/>
    </style:style>
    <style:style style:name="P22" style:family="paragraph" style:parent-style-name="Standard">
      <style:paragraph-properties fo:break-before="page"/>
      <style:text-properties officeooo:paragraph-rsid="00403b3c"/>
    </style:style>
    <style:style style:name="P23" style:family="paragraph" style:parent-style-name="Standard" style:list-style-name="L1">
      <style:text-properties officeooo:rsid="0019d4d8" officeooo:paragraph-rsid="0019d4d8"/>
    </style:style>
    <style:style style:name="P24" style:family="paragraph" style:parent-style-name="Standard" style:list-style-name="L1">
      <style:text-properties officeooo:rsid="001e014f" officeooo:paragraph-rsid="001e014f"/>
    </style:style>
    <style:style style:name="P25" style:family="paragraph" style:parent-style-name="Standard" style:list-style-name="L2">
      <style:text-properties officeooo:rsid="001fca9f" officeooo:paragraph-rsid="001fca9f"/>
    </style:style>
    <style:style style:name="P26" style:family="paragraph" style:parent-style-name="Standard" style:list-style-name="L2">
      <style:text-properties officeooo:rsid="0021a548" officeooo:paragraph-rsid="0021a548"/>
    </style:style>
    <style:style style:name="P27" style:family="paragraph" style:parent-style-name="Standard" style:list-style-name="L2">
      <style:text-properties officeooo:rsid="00209d1f" officeooo:paragraph-rsid="00209d1f"/>
    </style:style>
    <style:style style:name="P28" style:family="paragraph" style:parent-style-name="Standard" style:list-style-name="L3">
      <style:text-properties officeooo:paragraph-rsid="0024d4ac"/>
    </style:style>
    <style:style style:name="P29" style:family="paragraph" style:parent-style-name="Standard" style:list-style-name="L3">
      <style:text-properties officeooo:rsid="0024d4ac" officeooo:paragraph-rsid="0024d4ac"/>
    </style:style>
    <style:style style:name="P30" style:family="paragraph" style:parent-style-name="Standard" style:list-style-name="L3">
      <style:text-properties officeooo:rsid="00330df1" officeooo:paragraph-rsid="00330df1"/>
    </style:style>
    <style:style style:name="P31" style:family="paragraph" style:parent-style-name="Standard" style:list-style-name="L3">
      <style:text-properties officeooo:rsid="002f3305" officeooo:paragraph-rsid="002f3305"/>
    </style:style>
    <style:style style:name="P32" style:family="paragraph" style:parent-style-name="Standard" style:list-style-name="L3">
      <style:text-properties officeooo:rsid="0029caa3" officeooo:paragraph-rsid="0029caa3"/>
    </style:style>
    <style:style style:name="P33" style:family="paragraph" style:parent-style-name="Standard" style:list-style-name="L4">
      <style:text-properties officeooo:paragraph-rsid="00371954"/>
    </style:style>
    <style:style style:name="P34" style:family="paragraph" style:parent-style-name="Standard" style:list-style-name="L4">
      <style:text-properties officeooo:paragraph-rsid="00393e56"/>
    </style:style>
    <style:style style:name="P35" style:family="paragraph" style:parent-style-name="Standard" style:list-style-name="L4">
      <style:text-properties officeooo:rsid="00353d39" officeooo:paragraph-rsid="00353d39"/>
    </style:style>
    <style:style style:name="P36" style:family="paragraph" style:parent-style-name="Standard" style:list-style-name="L4">
      <style:text-properties officeooo:rsid="003751e6" officeooo:paragraph-rsid="003751e6"/>
    </style:style>
    <style:style style:name="P37" style:family="paragraph" style:parent-style-name="Standard" style:list-style-name="L4">
      <style:text-properties officeooo:rsid="0037d6bf" officeooo:paragraph-rsid="0037d6bf"/>
    </style:style>
    <style:style style:name="P38" style:family="paragraph" style:parent-style-name="Standard" style:list-style-name="L5">
      <style:text-properties officeooo:paragraph-rsid="003bb52f"/>
    </style:style>
    <style:style style:name="P39" style:family="paragraph" style:parent-style-name="Standard" style:list-style-name="L5">
      <style:text-properties officeooo:rsid="003bb52f" officeooo:paragraph-rsid="003bb52f"/>
    </style:style>
    <style:style style:name="P40" style:family="paragraph" style:parent-style-name="Standard" style:list-style-name="L5">
      <style:text-properties officeooo:rsid="003ea832" officeooo:paragraph-rsid="003ea832"/>
    </style:style>
    <style:style style:name="P41" style:family="paragraph" style:parent-style-name="Standard" style:list-style-name="L6">
      <style:text-properties officeooo:paragraph-rsid="0047f5ce"/>
    </style:style>
    <style:style style:name="P42" style:family="paragraph" style:parent-style-name="Standard" style:list-style-name="L6">
      <style:text-properties officeooo:paragraph-rsid="0041dea6"/>
    </style:style>
    <style:style style:name="P43" style:family="paragraph" style:parent-style-name="Standard" style:list-style-name="L6">
      <style:text-properties officeooo:rsid="0047f5ce" officeooo:paragraph-rsid="0047f5ce"/>
    </style:style>
    <style:style style:name="P44" style:family="paragraph" style:parent-style-name="Standard" style:list-style-name="L7">
      <style:text-properties officeooo:rsid="0047f5ce" officeooo:paragraph-rsid="0047f5ce"/>
    </style:style>
    <style:style style:name="P45" style:family="paragraph" style:parent-style-name="Standard" style:list-style-name="L7">
      <style:text-properties officeooo:rsid="0047f5ce" officeooo:paragraph-rsid="0049fb84"/>
    </style:style>
    <style:style style:name="P46" style:family="paragraph" style:parent-style-name="Standard" style:list-style-name="L7">
      <style:text-properties officeooo:paragraph-rsid="0049fb84"/>
    </style:style>
    <style:style style:name="P47" style:family="paragraph" style:parent-style-name="Standard" style:list-style-name="L7">
      <style:text-properties officeooo:paragraph-rsid="005ba4f0"/>
    </style:style>
    <style:style style:name="P48" style:family="paragraph" style:parent-style-name="Standard" style:list-style-name="L7">
      <style:text-properties officeooo:paragraph-rsid="005d147b"/>
    </style:style>
    <style:style style:name="P49" style:family="paragraph" style:parent-style-name="Standard" style:list-style-name="L7">
      <style:text-properties officeooo:rsid="0049fb84" officeooo:paragraph-rsid="0049fb84"/>
    </style:style>
    <style:style style:name="P50" style:family="paragraph" style:parent-style-name="Standard" style:list-style-name="L8">
      <style:text-properties officeooo:paragraph-rsid="0051f9a1"/>
    </style:style>
    <style:style style:name="P51" style:family="paragraph" style:parent-style-name="Standard" style:list-style-name="L8">
      <style:text-properties officeooo:rsid="0051d13e" officeooo:paragraph-rsid="0051d13e"/>
    </style:style>
    <style:style style:name="P52" style:family="paragraph" style:parent-style-name="Standard" style:list-style-name="L8">
      <style:text-properties officeooo:rsid="004ea119" officeooo:paragraph-rsid="005279e8"/>
    </style:style>
    <style:style style:name="P53" style:family="paragraph" style:parent-style-name="Standard" style:list-style-name="L8">
      <style:text-properties officeooo:rsid="004ea119" officeooo:paragraph-rsid="0051f9a1"/>
    </style:style>
    <style:style style:name="P54" style:family="paragraph" style:parent-style-name="Standard" style:list-style-name="L9">
      <style:text-properties officeooo:rsid="004ea119" officeooo:paragraph-rsid="0059c3ca"/>
    </style:style>
    <style:style style:name="P55" style:family="paragraph" style:parent-style-name="Standard" style:list-style-name="L7">
      <style:text-properties officeooo:rsid="004ea119" officeooo:paragraph-rsid="005ba4f0"/>
    </style:style>
    <style:style style:name="P56" style:family="paragraph" style:parent-style-name="Standard" style:list-style-name="L8">
      <style:text-properties officeooo:rsid="005279e8" officeooo:paragraph-rsid="005279e8"/>
    </style:style>
    <style:style style:name="P57" style:family="paragraph" style:parent-style-name="Standard" style:list-style-name="L8">
      <style:text-properties officeooo:rsid="00506851" officeooo:paragraph-rsid="0051f9a1"/>
    </style:style>
    <style:style style:name="P58" style:family="paragraph" style:parent-style-name="Standard" style:list-style-name="L9">
      <style:text-properties officeooo:rsid="0057efa8" officeooo:paragraph-rsid="0057efa8"/>
    </style:style>
    <style:style style:name="P59" style:family="paragraph" style:parent-style-name="Standard" style:list-style-name="L7">
      <style:text-properties officeooo:rsid="0057efa8" officeooo:paragraph-rsid="005ba4f0"/>
    </style:style>
    <style:style style:name="P60" style:family="paragraph" style:parent-style-name="Standard" style:list-style-name="L10">
      <style:text-properties officeooo:paragraph-rsid="00506851"/>
    </style:style>
    <style:style style:name="P61" style:family="paragraph" style:parent-style-name="Standard" style:list-style-name="L7">
      <style:text-properties fo:color="#c9211e" officeooo:rsid="0060ef19" officeooo:paragraph-rsid="0060ef19"/>
    </style:style>
    <style:style style:name="P62" style:family="paragraph" style:parent-style-name="Standard" style:list-style-name="L11">
      <style:text-properties officeooo:paragraph-rsid="0062abf7"/>
    </style:style>
    <style:style style:name="P63" style:family="paragraph" style:parent-style-name="Standard" style:list-style-name="L11">
      <style:text-properties fo:color="#000000" officeooo:rsid="0062abf7" officeooo:paragraph-rsid="0062abf7"/>
    </style:style>
    <style:style style:name="P64" style:family="paragraph" style:parent-style-name="Standard" style:list-style-name="L11">
      <style:text-properties fo:color="#000000" officeooo:rsid="00649e6d" officeooo:paragraph-rsid="00649e6d"/>
    </style:style>
    <style:style style:name="P65" style:family="paragraph" style:parent-style-name="Standard" style:list-style-name="L11">
      <style:text-properties fo:color="#000000" officeooo:rsid="00679e27" officeooo:paragraph-rsid="00679e27"/>
    </style:style>
    <style:style style:name="T1" style:family="text">
      <style:text-properties officeooo:rsid="001c0840"/>
    </style:style>
    <style:style style:name="T2" style:family="text">
      <style:text-properties officeooo:rsid="001de77d"/>
    </style:style>
    <style:style style:name="T3" style:family="text">
      <style:text-properties officeooo:rsid="001fca9f"/>
    </style:style>
    <style:style style:name="T4" style:family="text">
      <style:text-properties officeooo:rsid="0019d4d8"/>
    </style:style>
    <style:style style:name="T5" style:family="text">
      <style:text-properties officeooo:rsid="0024d4ac"/>
    </style:style>
    <style:style style:name="T6" style:family="text">
      <style:text-properties officeooo:rsid="002613f7"/>
    </style:style>
    <style:style style:name="T7" style:family="text">
      <style:text-properties officeooo:rsid="0028d14b"/>
    </style:style>
    <style:style style:name="T8" style:family="text">
      <style:text-properties officeooo:rsid="0029caa3"/>
    </style:style>
    <style:style style:name="T9" style:family="text">
      <style:text-properties officeooo:rsid="002c417d"/>
    </style:style>
    <style:style style:name="T10" style:family="text">
      <style:text-properties officeooo:rsid="00353d39"/>
    </style:style>
    <style:style style:name="T11" style:family="text">
      <style:text-properties officeooo:rsid="0037d6bf"/>
    </style:style>
    <style:style style:name="T12" style:family="text">
      <style:text-properties officeooo:rsid="0039df19"/>
    </style:style>
    <style:style style:name="T13" style:family="text">
      <style:text-properties officeooo:rsid="00393e56"/>
    </style:style>
    <style:style style:name="T14" style:family="text">
      <style:text-properties officeooo:rsid="00371954"/>
    </style:style>
    <style:style style:name="T15" style:family="text">
      <style:text-properties officeooo:rsid="003bb52f"/>
    </style:style>
    <style:style style:name="T16" style:family="text">
      <style:text-properties officeooo:rsid="003ea832"/>
    </style:style>
    <style:style style:name="T17" style:family="text">
      <style:text-properties officeooo:rsid="00403b3c"/>
    </style:style>
    <style:style style:name="T18" style:family="text">
      <style:text-properties officeooo:rsid="0045291f"/>
    </style:style>
    <style:style style:name="T19" style:family="text">
      <style:text-properties officeooo:rsid="0041dea6"/>
    </style:style>
    <style:style style:name="T20" style:family="text">
      <style:text-properties officeooo:rsid="0046ce09"/>
    </style:style>
    <style:style style:name="T21" style:family="text">
      <style:text-properties officeooo:rsid="0047f5ce"/>
    </style:style>
    <style:style style:name="T22" style:family="text">
      <style:text-properties fo:font-weight="normal" officeooo:rsid="0047f5ce" style:font-weight-asian="normal" style:font-weight-complex="normal"/>
    </style:style>
    <style:style style:name="T23" style:family="text">
      <style:text-properties fo:font-weight="normal" officeooo:rsid="0041fb38" style:font-weight-asian="normal" style:font-weight-complex="normal"/>
    </style:style>
    <style:style style:name="T24" style:family="text">
      <style:text-properties officeooo:rsid="00486af2"/>
    </style:style>
    <style:style style:name="T25" style:family="text">
      <style:text-properties officeooo:rsid="0049fb84"/>
    </style:style>
    <style:style style:name="T26" style:family="text">
      <style:text-properties officeooo:rsid="004b2db9"/>
    </style:style>
    <style:style style:name="T27" style:family="text">
      <style:text-properties officeooo:rsid="004ea119"/>
    </style:style>
    <style:style style:name="T28" style:family="text">
      <style:text-properties officeooo:rsid="00506851"/>
    </style:style>
    <style:style style:name="T29" style:family="text">
      <style:text-properties officeooo:rsid="0051f9a1"/>
    </style:style>
    <style:style style:name="T30" style:family="text">
      <style:text-properties officeooo:rsid="005279e8"/>
    </style:style>
    <style:style style:name="T31" style:family="text">
      <style:text-properties officeooo:rsid="0057efa8"/>
    </style:style>
    <style:style style:name="T32" style:family="text">
      <style:text-properties officeooo:rsid="0059c3ca"/>
    </style:style>
    <style:style style:name="T33" style:family="text">
      <style:text-properties officeooo:rsid="005ba4f0"/>
    </style:style>
    <style:style style:name="T34" style:family="text">
      <style:text-properties officeooo:rsid="005ba4f0" fo:background-color="transparent" loext:char-shading-value="0"/>
    </style:style>
    <style:style style:name="T35" style:family="text">
      <style:text-properties officeooo:rsid="002d83c3" fo:background-color="transparent" loext:char-shading-value="0"/>
    </style:style>
    <style:style style:name="T36" style:family="text">
      <style:text-properties officeooo:rsid="003f0e0b" fo:background-color="transparent" loext:char-shading-value="0"/>
    </style:style>
    <style:style style:name="T37" style:family="text">
      <style:text-properties officeooo:rsid="0057efa8" fo:background-color="transparent" loext:char-shading-value="0"/>
    </style:style>
    <style:style style:name="T38" style:family="text">
      <style:text-properties officeooo:rsid="004ea119" fo:background-color="transparent" loext:char-shading-value="0"/>
    </style:style>
    <style:style style:name="T39" style:family="text">
      <style:text-properties officeooo:rsid="005d147b" fo:background-color="transparent" loext:char-shading-value="0"/>
    </style:style>
    <style:style style:name="T40" style:family="text">
      <style:text-properties officeooo:rsid="0060ef19" fo:background-color="transparent" loext:char-shading-value="0"/>
    </style:style>
    <style:style style:name="T41" style:family="text">
      <style:text-properties fo:color="#c9211e" officeooo:rsid="005ba4f0"/>
    </style:style>
    <style:style style:name="T42" style:family="text">
      <style:text-properties fo:color="#c9211e" officeooo:rsid="0060ef19"/>
    </style:style>
    <style:style style:name="T43" style:family="text">
      <style:text-properties fo:color="#c9211e" officeooo:rsid="0060ef19" fo:background-color="transparent" loext:char-shading-value="0"/>
    </style:style>
    <style:style style:name="T44" style:family="text">
      <style:text-properties fo:color="#000000" officeooo:rsid="005ba4f0"/>
    </style:style>
    <style:style style:name="T45" style:family="text">
      <style:text-properties fo:color="#000000" officeooo:rsid="0062abf7"/>
    </style:style>
    <style:style style:name="T46" style:family="text">
      <style:text-properties fo:color="#000000" officeooo:rsid="0065c4dd"/>
    </style:style>
    <style:style style:name="T47" style:family="text">
      <style:text-properties officeooo:rsid="0065c4dd"/>
    </style:style>
    <style:style style:name="T48" style:family="text">
      <style:text-properties fo:color="#ff0000"/>
    </style:style>
    <style:style style:name="T49" style:family="text">
      <style:text-properties fo:color="#ff0000" officeooo:rsid="00679e27"/>
    </style:style>
    <style:style style:name="T50" style:family="text">
      <style:text-properties officeooo:rsid="00679e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2<text:span text:style-name="T2">3</text:span>–02-27</text:p>
      <text:p text:style-name="P2"/>
      <text:list xml:id="list4073134405" text:style-name="L1">
        <text:list-item>
          <text:p text:style-name="P23">Hiring questtions?</text:p>
        </text:list-item>
        <text:list-item>
          <text:p text:style-name="P23">Dropbox folder LandonBreeding</text:p>
          <text:list>
            <text:list-item>
              <text:p text:style-name="P23">Shared folder – get to sync with your laptop</text:p>
            </text:list-item>
            <text:list-item>
              <text:p text:style-name="P23">Keeping log file (see example, do similar)</text:p>
            </text:list-item>
            <text:list-item>
              <text:p text:style-name="P23">Anabel’s ArcInfo file --- look over and report what else might be needed</text:p>
              <text:list>
                <text:list-item>
                  <text:p text:style-name="P24">[LB uses ArcPro]</text:p>
                </text:list-item>
              </text:list>
            </text:list-item>
            <text:list-item>
              <text:p text:style-name="P23">Sample maps: we will need similar, but data will be different, and have freedom to re-design</text:p>
            </text:list-item>
          </text:list>
        </text:list-item>
        <text:list-item>
          <text:p text:style-name="P23">Work schedule</text:p>
          <text:list>
            <text:list-item>
              <text:p text:style-name="P23">10 hrs week, keep own schedule; keep track logLB.txt</text:p>
              <text:list>
                <text:list-item>
                  <text:p text:style-name="P24">not sure if 25/hr max is per week or pay period</text:p>
                </text:list-item>
              </text:list>
            </text:list-item>
            <text:list-item>
              <text:p text:style-name="P23">Contact by email, txt anytime</text:p>
            </text:list-item>
            <text:list-item>
              <text:p text:style-name="P23">Weekly meeting: <text:s/>time/day? <text:s/>May not always be necessary.</text:p>
            </text:list-item>
          </text:list>
        </text:list-item>
        <text:list-item>
          <text:p text:style-name="P23">Extensions <text:span text:style-name="T1">(as time permits)</text:span></text:p>
          <text:list>
            <text:list-item>
              <text:p text:style-name="P23">Git/GitHub/R programming</text:p>
            </text:list-item>
            <text:list-item>
              <text:p text:style-name="P23">Install R, Rstudio, Git <text:span text:style-name="T2">(will also need to start a GitHub account)</text:span></text:p>
            </text:list-item>
            <text:list-item>
              <text:p text:style-name="P23">Read online Git book and follow to become vaguely familiar with commands</text:p>
            </text:list-item>
          </text:list>
        </text:list-item>
      </text:list>
      <text:p text:style-name="P2"/>
      <text:p text:style-name="P3"><text:span text:style-name="T4">202</text:span><text:span text:style-name="T2">3</text:span><text:span text:style-name="T4">–0</text:span><text:span text:style-name="T3">3-09 Thursday</text:span></text:p>
      <text:p text:style-name="P3"/>
      <text:list xml:id="list1168381079" text:style-name="L2">
        <text:list-item>
          <text:p text:style-name="P25">Hours: <text:s/>up to 20 hr/wk (40 hr/pay period) Ok from now till until end of project; might need adjustment down to allow for unplanned expenses on projects</text:p>
        </text:list-item>
        <text:list-item>
          <text:p text:style-name="P26">Dripbox – review LS and SC map limits [first maps we are doing are <text:span text:style-name="T8">S</text:span>S]</text:p>
        </text:list-item>
        <text:list-item>
          <text:p text:style-name="P25">Dropbox – review contents of new folder with the 5 mat files</text:p>
        </text:list-item>
        <text:list-item>
          <text:p text:style-name="P25">Dropbox – Anabel’s new mapping folder helpful?</text:p>
        </text:list-item>
        <text:list-item>
          <text:p text:style-name="P27">Sample map; I have hard copy; discuss tweaks</text:p>
        </text:list-item>
        <text:list-item>
          <text:p text:style-name="P27">Git-GitHub-R-Rstudio <text:s/>... questions on setup?</text:p>
        </text:list-item>
        <text:list-item>
          <text:p text:style-name="P27">Git/GitHub/R <text:s/>initial goal</text:p>
          <text:list>
            <text:list-item>
              <text:p text:style-name="P27">Create up new R project under .git on laptop</text:p>
            </text:list-item>
            <text:list-item>
              <text:p text:style-name="P27">Write a script for reading .mat storage files to get mapping data in form for ArcPro input</text:p>
            </text:list-item>
            <text:list-item>
              <text:p text:style-name="P27">Coordinate with Dave so that he can (through GitHub) modify the code</text:p>
            </text:list-item>
          </text:list>
        </text:list-item>
      </text:list>
      <text:p text:style-name="P4"/>
      <text:p text:style-name="P20"/>
      <text:p text:style-name="P5"><text:span text:style-name="T4">202</text:span><text:span text:style-name="T2">3</text:span><text:span text:style-name="T4">–0</text:span><text:span text:style-name="T3">3-</text:span><text:span text:style-name="T5">16</text:span><text:span text:style-name="T3"> Thursday</text:span></text:p>
      <text:p text:style-name="P5"/>
      <text:list xml:id="list4143457249" text:style-name="L3">
        <text:list-item>
          <text:p text:style-name="P29">Git/Github/R initial goal <text:s/>-- see last we<text:span text:style-name="T7">e</text:span>k</text:p>
          <text:list>
            <text:list-item>
              <text:p text:style-name="P30">Dave will send R code he used to read matlab &amp; translate stucucture contents into data in R; <text:s/>would then have to write R code to save data as csv or tsv or whatever needed as input to ArcPro <text:s/>Fine to work with that or develop own translation procedure with Python. </text:p>
            </text:list-item>
          </text:list>
        </text:list-item>
        <text:list-item>
          <text:p text:style-name="P31">Review files on DB</text:p>
          <text:list>
            <text:list-item>
              <text:p text:style-name="P31">MapList.odt</text:p>
            </text:list-item>
            <text:list-item>
              <text:p text:style-name="P31">FileListMap01.odt</text:p>
            </text:list-item>
          </text:list>
        </text:list-item>
        <text:list-item>
          <text:p text:style-name="P28"><text:span text:style-name="T5">Base map – discuss </text:span><text:span text:style-name="T6">any needed tweaks </text:span><text:span text:style-name="T5">to current </text:span><text:span text:style-name="T7">S</text:span><text:span text:style-name="T5">S </text:span><text:span text:style-name="T9">[marked up printed copy]</text:span></text:p>
        </text:list-item>
        <text:list-item>
          <text:p text:style-name="P28"><text:span text:style-name="T5">Base map – </text:span><text:span text:style-name="T6">begin building </text:span><text:span text:style-name="T8">L</text:span><text:span text:style-name="T5">S</text:span></text:p>
        </text:list-item>
        <text:list-item>
          <text:p text:style-name="P32">Will start </text:p>
        </text:list-item>
        <text:list-item>
          <text:p text:style-name="P28"><text:span text:style-name="T8">S</text:span><text:span text:style-name="T5">Smap01: </text:span><text:span text:style-name="T8">review</text:span></text:p>
          <text:list>
            <text:list-item>
              <text:p text:style-name="P29">37 tree-ring chronologies (21 “distinct” locations)</text:p>
            </text:list-item>
            <text:list-item>
              <text:p text:style-name="P29">73 GHCN precipitation stations</text:p>
            </text:list-item>
            <text:list-item>
              <text:p text:style-name="P29">32 GHCN temperature stations </text:p>
            </text:list-item>
          </text:list>
        </text:list-item>
        <text:list-item>
          <text:p text:style-name="P28"><text:span text:style-name="T8">L</text:span><text:span text:style-name="T5">Smap01: start </text:span></text:p>
          <text:list>
            <text:list-item>
              <text:p text:style-name="P32">Boundary coordinates on dropbox</text:p>
            </text:list-item>
            <text:list-item>
              <text:p text:style-name="P32">Same topography background as SSmap01</text:p>
            </text:list-item>
            <text:list-item>
              <text:p text:style-name="P32">Key</text:p>
              <text:list>
                <text:list-item>
                  <text:p text:style-name="P29">2 <text:span text:style-name="T8">S</text:span>treamgage locations</text:p>
                </text:list-item>
                <text:list-item>
                  <text:p text:style-name="P32">20 Model points</text:p>
                </text:list-item>
              </text:list>
            </text:list-item>
            <text:list-item>
              <text:p text:style-name="P32">Inset re-done to reflect boundaries</text:p>
            </text:list-item>
          </text:list>
        </text:list-item>
      </text:list>
      <text:p text:style-name="P6"/>
      <text:p text:style-name="P7"><text:span text:style-name="T4">202</text:span><text:span text:style-name="T2">3</text:span><text:span text:style-name="T4">–0</text:span><text:span text:style-name="T3">3-</text:span><text:span text:style-name="T10">23 </text:span><text:span text:style-name="T3">Thursday</text:span></text:p>
      <text:p text:style-name="P7"/>
      <text:list xml:id="list3311674383" text:style-name="L4">
        <text:list-item>
          <text:p text:style-name="P35">On DB, look at #7, 8 in FileListMap1.docx. <text:s/>Those listed files have to do with using R to read a .mat file that has needed coordinate data for making ArcPro maps. Must read in the data, organize it, and write out as csv, tsv, or whatever wanted. <text:span text:style-name="T12">Turns out Brandon using Octave to read the mat files. </text:span></text:p>
        </text:list-item>
        <text:list-item>
          <text:p text:style-name="P33"><text:span text:style-name="T12">Went </text:span><text:span text:style-name="T14">over hard copies of SSmap01 and LSmap01 for next changes</text:span></text:p>
        </text:list-item>
        <text:list-item>
          <text:p text:style-name="P36">FromDM23Mar2023a.zip: <text:s/>talk<text:span text:style-name="T12">ed</text:span> about this zip and goal of initial GitHub collaboration in R</text:p>
          <text:list>
            <text:list-item>
              <text:p text:style-name="P36">Landon – unzip these files into a new empty folder and start an “R project” there</text:p>
            </text:list-item>
            <text:list-item>
              <text:p text:style-name="P37">This will also have to be a .git folder</text:p>
            </text:list-item>
            <text:list-item>
              <text:p text:style-name="P36">Make <text:span text:style-name="T11">a sub-folder “test_out” to hold output graphics</text:span></text:p>
            </text:list-item>
            <text:list-item>
              <text:p text:style-name="P37">.json input files – modify <text:s/>initLB001.json to suit your laptop</text:p>
            </text:list-item>
            <text:list-item>
              <text:p text:style-name="P37">Try getting lagsVsNot01.ba1.R to run, producing the graphics output</text:p>
            </text:list-item>
          </text:list>
        </text:list-item>
        <text:list-item>
          <text:p text:style-name="P37">This is the R project we will try to get working as a shared project under GitHub</text:p>
        </text:list-item>
        <text:list-item>
          <text:p text:style-name="P34"><text:span text:style-name="T13">Dave r</text:span><text:span text:style-name="T12">an</text:span><text:span text:style-name="T13"> <text:s/></text:span><text:span text:style-name="T11">lagsVsNot01.ba1.R </text:span><text:span text:style-name="T13">to show how works on his laptop</text:span></text:p>
        </text:list-item>
      </text:list>
      <text:p text:style-name="P8"/>
      <text:p text:style-name="P21"/>
      <text:p text:style-name="P9"><text:span text:style-name="T4">202</text:span><text:span text:style-name="T2">3</text:span><text:span text:style-name="T4">–0</text:span><text:span text:style-name="T3">3-</text:span><text:span text:style-name="T15">30 Thursday</text:span></text:p>
      <text:p text:style-name="P9"/>
      <text:list xml:id="list1111636584" text:style-name="L5">
        <text:list-item>
          <text:p text:style-name="P39">Reviewed progress</text:p>
        </text:list-item>
        <text:list-item>
          <text:p text:style-name="P38"><text:span text:style-name="T15">Dave </text:span><text:span text:style-name="T16">looked</text:span><text:span text:style-name="T15"> at revised maps on dropbox. <text:s/></text:span><text:span text:style-name="T16">Comments:</text:span></text:p>
          <text:list>
            <text:list-item>
              <text:p text:style-name="P40">SS looks good!</text:p>
            </text:list-item>
            <text:list-item>
              <text:p text:style-name="P40">LS: Change colors of model points. Keep green for middle, but use a purple for the high and a burnt orange (kind of like on SS map) for the low</text:p>
            </text:list-item>
            <text:list-item>
              <text:p text:style-name="P40">Other revisions to SS and LS (e.g., darker rivers) look good!</text:p>
            </text:list-item>
            <text:list-item>
              <text:p text:style-name="P40">Numbering of maps. <text:s/>The final versions as “LSmap01” and “SSmap01”. <text:s/>We may later have modified versions (for example, SSmap02 with just a subset of the tree-ring sites). When working toward final version, I suggest using letters in the name until final version. So, LSmap01a, LSmap01b, etc., for gradually improved versions, and then LSmap01 for the final version. Then OK to delete the working copies and keep just LSmap01 and SSmap01 on dropbox.</text:p>
            </text:list-item>
          </text:list>
        </text:list-item>
        <text:list-item>
          <text:p text:style-name="P39">Dave described Geos585A project and will upload a zip with files for that, which will be a separate R project. Dave started a script Tsa01.R <text:s/>(Time Series Analysis, script #1) that will eventually read in a students time series. </text:p>
        </text:list-item>
        <text:list-item>
          <text:p text:style-name="P40">Update after meeting. Dave uploaded Geos585A_Rproject.zip to dropbox). </text:p>
        </text:list-item>
        <text:list-item>
          <text:p text:style-name="P39">Landon to load that new R project in laptop, in a git folder, so that we can eventually work on this jointly. <text:s/>First task is to write code to get data into R <text:s/>(see comments in Tsa01.R). </text:p>
        </text:list-item>
        <text:list-item>
          <text:p text:style-name="P38"><text:span text:style-name="T15">Landon to continue also </text:span><text:span text:style-name="T16">working </text:span><text:span text:style-name="T15">on the R project </text:span><text:span text:style-name="T16">(lagsVsNot01.bat.R) </text:span><text:span text:style-name="T15">generating figures. <text:s/>He has it running locally now on laptop, producing the pngs. No</text:span><text:span text:style-name="T16">w</text:span><text:span text:style-name="T15"> need to Githubize the process. </text:span></text:p>
        </text:list-item>
        <text:list-item>
          <text:p text:style-name="P40">Dave updated other files (e.g., BL001.odt and the file list) on DB (check when files modified to to see which have something new in them)</text:p>
        </text:list-item>
      </text:list>
      <text:p text:style-name="P10"/>
      <text:p text:style-name="P22"/>
      <text:p text:style-name="P11"><text:span text:style-name="T4">202</text:span><text:span text:style-name="T2">3</text:span><text:span text:style-name="T4">–</text:span><text:span text:style-name="T17">04-</text:span><text:span text:style-name="T24">13</text:span><text:span text:style-name="T17"> Thursday </text:span><text:span text:style-name="T18">(no meeting last week)</text:span></text:p>
      <text:p text:style-name="P11"/>
      <text:list xml:id="list3952218745" text:style-name="L6">
        <text:list-item>
          <text:p text:style-name="P41"><text:span text:style-name="T22">Review</text:span><text:span text:style-name="T23"> reorganized DB folders</text:span></text:p>
        </text:list-item>
        <text:list-item>
          <text:p text:style-name="P42"><text:span text:style-name="T20">/</text:span><text:span text:style-name="T21">GitWork/Rcode-Meko/... on Dave’s laptop – look at and discuss structure and relationship to the remote repository (I think this is just on repository)</text:span><text:span text:style-name="T20">C</text:span><text:span text:style-name="T18">o-manag</text:span><text:span text:style-name="T20">ing</text:span><text:span text:style-name="T18"> file in</text:span><text:span text:style-name="T19"> GitHub </text:span></text:p>
        </text:list-item>
        <text:list-item>
          <text:p text:style-name="P43">How can we organize to keep Geos585a absolutely separate from TruckeeNSF? <text:s/>See Martin?</text:p>
        </text:list-item>
        <text:list-item>
          <text:p text:style-name="P42"><text:span text:style-name="T19">Middle-scale (MS) map</text:span><text:span text:style-name="T20">s -- review</text:span><text:span text:style-name="T19"> </text:span><text:span text:style-name="T21">current version</text:span></text:p>
        </text:list-item>
        <text:list-item>
          <text:p text:style-name="P43">Next: <text:s/>focus on tsa01.R in Geos585a</text:p>
        </text:list-item>
      </text:list>
      <text:list xml:id="list1805548167" text:style-name="L7">
        <text:list-item>
          <text:list>
            <text:list-item>
              <text:p text:style-name="P44">exploring R code for reading those 3 versions of sample input</text:p>
            </text:list-item>
            <text:list-item>
              <text:p text:style-name="P44">getting code revision working over GitHub with Dave</text:p>
            </text:list-item>
          </text:list>
        </text:list-item>
      </text:list>
      <text:p text:style-name="P12"/>
      <text:p text:style-name="P12"><text:s text:c="5"/><text:span text:style-name="T25">After meeting</text:span></text:p>
      <text:list xml:id="list214350883537360" text:continue-numbering="true" text:style-name="L7">
        <text:list-item>
          <text:p text:style-name="P49">We decided Landon to reorganized git into 3 distinct folders and repositories. Use these three names instead of the one “Rcode-Meko”:</text:p>
          <text:list>
            <text:list-item>
              <text:p text:style-name="P46"><text:span text:style-name="T25">geos585-R <text:s text:c="3"/>... <text:s text:c="2"/></text:span><text:span text:style-name="T26">files currently in geos585a</text:span></text:p>
            </text:list-item>
            <text:list-item>
              <text:p text:style-name="P46"><text:span text:style-name="T25">ba1-GIS <text:s text:c="4"/>... <text:s text:c="5"/></text:span><text:span text:style-name="T26">files currently in Map Layouts</text:span></text:p>
            </text:list-item>
            <text:list-item>
              <text:p text:style-name="P49">ba1-R <text:s/>.... <text:s text:c="2"/><text:span text:style-name="T26">files currently in TruckeeNSF</text:span> </text:p>
            </text:list-item>
          </text:list>
          <text:p text:style-name="P45"><text:line-break/></text:p>
        </text:list-item>
      </text:list>
      <text:p text:style-name="P13"><text:span text:style-name="T4">202</text:span><text:span text:style-name="T2">3</text:span><text:span text:style-name="T4">–</text:span><text:span text:style-name="T17">04-</text:span><text:span text:style-name="T27">20 </text:span><text:span text:style-name="T17"><text:s/>Thursday <text:line-break/></text:span></text:p>
      <text:list xml:id="list23479892" text:style-name="L8">
        <text:list-item>
          <text:p text:style-name="P51">Closeout of some dropbox folders....<text:span text:style-name="T29">All except a couple zip and BL-001.odt moved from dropbox MapDataFromDave to \GitWork\ba1-G</text:span><text:span text:style-name="T30">IS</text:span></text:p>
        </text:list-item>
        <text:list-item>
          <text:p text:style-name="P52">geos585-R .... </text:p>
          <text:list>
            <text:list-item>
              <text:p text:style-name="P52">talk<text:span text:style-name="T30">ed</text:span> about “branch.” <text:s text:c="2"/><text:span text:style-name="T30"><text:s/>Dave will try to create a branch. </text:span></text:p>
            </text:list-item>
            <text:list-item>
              <text:p text:style-name="P56">Landon will keep working on tsa01.R</text:p>
            </text:list-item>
          </text:list>
        </text:list-item>
        <text:list-item>
          <text:p text:style-name="P53">ba1-GIS; </text:p>
          <text:list>
            <text:list-item>
              <text:p text:style-name="P53">MSmap01 --- final version should be number (01) only</text:p>
            </text:list-item>
            <text:list-item>
              <text:p text:style-name="P57">MSmap02 --- bigger font for lats and lons</text:p>
            </text:list-item>
            <text:list-item>
              <text:p text:style-name="P50"><text:span text:style-name="T30">SS</text:span><text:span text:style-name="T28">map0</text:span><text:span text:style-name="T30">2</text:span><text:span text:style-name="T28"> --- </text:span><text:span text:style-name="T30">we looked over this over during meeting. Need to add back the climate stations and make tree-ring site symbols (just 4 of them) larger</text:span></text:p>
            </text:list-item>
          </text:list>
        </text:list-item>
        <text:list-item>
          <text:p text:style-name="P50"><text:span text:style-name="T27">ba1-R <text:s/>... no invitation yet on that. </text:span><text:span text:style-name="T30">After meeting, Landon sent GitHub invite, I accepted, and now have that repository <text:s text:c="2"/>ba1-R under \GitWork\ on laptop</text:span></text:p>
        </text:list-item>
      </text:list>
      <text:p text:style-name="P14"/>
      <text:p text:style-name="P15"><text:span text:style-name="T4">202</text:span><text:span text:style-name="T2">3</text:span><text:span text:style-name="T4">–</text:span><text:span text:style-name="T17">0</text:span><text:span text:style-name="T31">6-01 Thursday</text:span></text:p>
      <text:p text:style-name="P15"/>
      <text:list xml:id="list4176686610" text:style-name="L9">
        <text:list-item>
          <text:p text:style-name="P58">Any questions on the new position, hours, hourly rate, etc – will need to submit hours, as before</text:p>
        </text:list-item>
        <text:list-item>
          <text:p text:style-name="P54">geos585-R: <text:s text:c="2"/><text:span text:style-name="T32">during meeting, see if I can access the revised R code Landon had done for reading dta files</text:span></text:p>
        </text:list-item>
        <text:list-item>
          <text:p text:style-name="P58">Overview of planned work, now till end of July</text:p>
          <text:list>
            <text:list-item>
              <text:p text:style-name="P58">Show on screen the odt of plan for paper, and the list of Figures etc.</text:p>
            </text:list-item>
          </text:list>
        </text:list-item>
        <text:list-item>
          <text:p text:style-name="P58">ba1-GIS</text:p>
          <text:list>
            <text:list-item>
              <text:p text:style-name="P58">Got to GitWork and look over the files related to two maps that are the next tasks for Landon</text:p>
            </text:list-item>
            <text:list-item>
              <text:p text:style-name="P58">During meeting, go through the Git steps to make all revised files accessible to Landon</text:p>
            </text:list-item>
          </text:list>
        </text:list-item>
      </text:list>
      <text:list xml:id="list209987346" text:style-name="L10">
        <text:list-header>
          <text:p text:style-name="P60"/>
        </text:list-header>
      </text:list>
      <text:p text:style-name="P16"><text:soft-page-break/><text:span text:style-name="T4">202</text:span><text:span text:style-name="T2">3</text:span><text:span text:style-name="T4">–</text:span><text:span text:style-name="T17">0</text:span><text:span text:style-name="T31">6-0</text:span><text:span text:style-name="T33">8 Thursday</text:span></text:p>
      <text:p text:style-name="P16"/>
      <text:list xml:id="list214349727634054" text:continue-list="list214350883537360" text:style-name="L7">
        <text:list-item>
          <text:p text:style-name="P47"><text:span text:style-name="T31">ba1-GIS</text:span><text:span text:style-name="T27">: <text:s text:c="2"/></text:span><text:span text:style-name="T33">Update on new maps</text:span><text:span text:style-name="T34"> </text:span><text:span text:style-name="T35">SSmap0</text:span><text:span text:style-name="T36">3 </text:span><text:span text:style-name="T34">and LSmap02. </text:span><text:span text:style-name="T43">Both look good</text:span><text:span text:style-name="T40">.</text:span></text:p>
        </text:list-item>
        <text:list-item>
          <text:p text:style-name="P48"><text:span text:style-name="T37">ba1-GIS</text:span><text:span text:style-name="T38">: </text:span><text:span text:style-name="T39">on screen, review data files that will be used for upcoming maps. </text:span><text:span text:style-name="T43">Did that. Dave to send Landon (through Git) necessary files and description of wanted map items.</text:span></text:p>
        </text:list-item>
        <text:list-item>
          <text:p text:style-name="P59">ba1-GIS<text:span text:style-name="T27">: </text:span><text:span text:style-name="T33">update on R or Python -- options for grouped bar plots? </text:span><text:span text:style-name="T42">Landon has found ggplot2 package functions that may do the job. Dave to send to some trial data for grouped bar chart</text:span></text:p>
        </text:list-item>
        <text:list-item>
          <text:p text:style-name="P55">geos585-R</text:p>
          <text:list>
            <text:list-item>
              <text:p text:style-name="P47"><text:span text:style-name="T31">During meeting, </text:span><text:span text:style-name="T33">try the code for reading the data files that have two rows of headings (ids and units). </text:span><text:span text:style-name="T41"><text:s/></text:span><text:span text:style-name="T42">Tried it, problem with reading data file. Need to combine path and filename within within Tsa01.R code (e.g.,pf = paste(dirName,fileName,sep=’’) before trying to read file. </text:span></text:p>
            </text:list-item>
          </text:list>
        </text:list-item>
        <text:list-item>
          <text:p text:style-name="P61">Landon in Texas next week. Net meeting 22 June.</text:p>
        </text:list-item>
      </text:list>
      <text:p text:style-name="P17"/>
      <text:p text:style-name="P17"/>
      <text:p text:style-name="P18"><text:span text:style-name="T44">2023–06-</text:span><text:span text:style-name="T45">22</text:span><text:span text:style-name="T44"> Thursday</text:span></text:p>
      <text:p text:style-name="P19"/>
      <text:list xml:id="list3094582476" text:style-name="L11">
        <text:list-item>
          <text:p text:style-name="P62"><text:span text:style-name="T46">Review existing Bar01 and and discuss Bar02 and Bar03</text:span><text:span text:style-name="T45">. </text:span><text:span text:style-name="T49">We discussed some needed tweaks. I suggested we might add horizonal lines on bar plots, but canned that idea after the meeting. No need to do that. After meeting I pushed new files and sample pngs for the two bar charts. Among other things the new mat files for Bar02 and Bar02 now have legend fields.</text:span></text:p>
        </text:list-item>
        <text:list-item>
          <text:p text:style-name="P63">SSmap03: looking this over, worried that maybe some P sites got overwritten by T sites when P and T at same coordinates. If so, need to “dither locations a bit on P when they happen to coincide with a T station so that we see all P stations. <text:s/><text:span text:style-name="T49">Will need a revise version of SSmap03.</text:span></text:p>
        </text:list-item>
        <text:list-item>
          <text:p text:style-name="P63">MSmap003 and MSmap004. <text:s text:c="2"/>I have put data files and other related files in GitHub. Have also updated files MapList.odt and FilesMapList1.odt to cover these new maps. Go over the files in meeting. <text:span text:style-name="T49">Did that in meeting. Landon to work on the maps.</text:span></text:p>
        </text:list-item>
        <text:list-item>
          <text:p text:style-name="P64">Git – had some problem following instructions for proper deletion of a file from local repository. <text:span text:style-name="T47">Try deleting during meeting. </text:span><text:span text:style-name="T49">Solved</text:span><text:span text:style-name="T50">.</text:span></text:p>
        </text:list-item>
        <text:list-item>
          <text:p text:style-name="P65">Barplot naming. <text:span text:style-name="T48">Bar charts from Landon to be names with capital “B” so that consistent with my filenames in MapList.odt.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fca9f" officeooo:paragraph-rsid="001fc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L-001.odt<text:tab/><text:page-number text:select-page="current">5</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e Meko</meta:initial-creator>
    <meta:creation-date>2023-02-25T19:54:57.570003722</meta:creation-date>
    <dc:date>2023-06-22T21:43:49.458641189</dc:date>
    <dc:creator>Dave Meko</dc:creator>
    <meta:editing-duration>P1DT20H9M9S</meta:editing-duration>
    <meta:editing-cycles>42</meta:editing-cycles>
    <meta:generator>LibreOffice/6.4.7.2$Linux_X86_64 LibreOffice_project/40$Build-2</meta:generator>
    <meta:printed-by>Dave Meko</meta:printed-by>
    <meta:print-date>2023-06-08T12:52:32.372955689</meta:print-date>
    <meta:document-statistic meta:table-count="0" meta:image-count="0" meta:object-count="0" meta:page-count="5" meta:paragraph-count="118" meta:word-count="1560" meta:character-count="8690" meta:non-whitespace-character-count="7274"/>
  </office:meta>
</office:document-meta>
</file>